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AttachMetaOption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AttachMetaOp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AttachMetaOpt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empAttachMetaOpti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AttachMetaOption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AttachMetaOption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